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fo:font-weight="bold" officeooo:rsid="0018177d" officeooo:paragraph-rsid="0018177d" style:font-size-asian="14pt" style:font-weight-asian="bold" style:font-size-complex="14pt" style:font-weight-complex="bold"/>
    </style:style>
    <style:style style:name="P2" style:family="paragraph" style:parent-style-name="Standard">
      <style:text-properties officeooo:rsid="0018177d" officeooo:paragraph-rsid="0018177d"/>
    </style:style>
    <style:style style:name="P3" style:family="paragraph" style:parent-style-name="Standard">
      <style:text-properties fo:font-weight="bold" officeooo:rsid="0018177d" officeooo:paragraph-rsid="0018177d" style:font-weight-asian="bold" style:font-weight-complex="bold"/>
    </style:style>
    <style:style style:name="P4" style:family="paragraph" style:parent-style-name="Standard">
      <style:text-properties officeooo:rsid="00239e2b" officeooo:paragraph-rsid="00239e2b"/>
    </style:style>
    <style:style style:name="P5" style:family="paragraph" style:parent-style-name="Standard">
      <style:text-properties officeooo:rsid="00261080" officeooo:paragraph-rsid="00261080"/>
    </style:style>
    <style:style style:name="P6" style:family="paragraph" style:parent-style-name="Standard">
      <style:text-properties officeooo:rsid="00264e02" officeooo:paragraph-rsid="00264e02"/>
    </style:style>
    <style:style style:name="T1" style:family="text">
      <style:text-properties officeooo:rsid="00214c5f"/>
    </style:style>
    <style:style style:name="T2" style:family="text">
      <style:text-properties officeooo:rsid="00255e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m King - Week 1<text:span text:style-name="T1">4</text:span> Research Project</text:p>
      <text:p text:style-name="P2"/>
      <text:p text:style-name="P3">2. Compare JDBC &amp; JPA.  Compare and contrast the two approaches. </text:p>
      <text:p text:style-name="P2"/>
      <text:p text:style-name="P2"><text:a xlink:type="simple" xlink:href="https://search.brave.com/search?q=In+Java%2C+and+in+reference+to+REST+API%27s%2C+what+are+the+similarities+and+differences+between+JDBC+and+JPA%3F&amp;source=web&amp;summary=1&amp;conversation=9495de709f3b39f9c08a43" text:style-name="Internet_20_link" text:visited-style-name="Visited_20_Internet_20_Link">https://search.brave.com/search?q=In+Java%2C+and+in+reference+to+REST+API%27s%2C+what+are+the+similarities+and+differences+between+JDBC+and+JPA%3F&amp;source=web&amp;summary=1&amp;conversation=9495de709f3b39f9c08a43</text:a></text:p>
      <text:p text:style-name="P2"/>
      <text:p text:style-name="P4">JDBC and JPA operate at two different levels of abstraction. <text:s/>JDBC operates at the lower level, requiring significantly more coding, but it allows more complex SQL queries and direct manipulation of the database. <text:s/>JPA is much simpler to use, since it operates at the higher level of abstraction<text:span text:style-name="T2"> and uses Object Relational Mapping</text:span>, making coding almost ridiculously easy<text:span text:style-name="T2">, but it sacrifices the direct control and flexibility of JDBC.</text:span></text:p>
      <text:p text:style-name="P2"/>
      <text:p text:style-name="P3">3. Why and where would using logging be useful?  What library do we use in this course for logging? </text:p>
      <text:p text:style-name="P2"/>
      <text:p text:style-name="P2"><text:a xlink:type="simple" xlink:href="https://search.brave.com/search?q=In+Java%2C+how+and+why+is+logging+used%3F++What+libraries+are+available+for+Java+logging%3F&amp;source=web&amp;summary=1&amp;conversation=ba4ef3bb4359bdaa1f2bba" text:style-name="Internet_20_link" text:visited-style-name="Visited_20_Internet_20_Link">https://search.brave.com/search?q=In+Java%2C+how+and+why+is+logging+used%3F++What+libraries+are+available+for+Java+logging%3F&amp;source=web&amp;summary=1&amp;conversation=ba4ef3bb4359bdaa1f2bba</text:a></text:p>
      <text:p text:style-name="P2"/>
      <text:p text:style-name="P5">Logging, in Java or any other application environment, is used for troubleshooting, application health monitoring, security auditing, and a certain level of user guidance. <text:s/>The idea is that you want to find out how far into the code the program has gotten, as well as what errors may have been thrown, and what it was doing, when that happened, or confirming that certain actions were actually successful. <text:s/>Logging can also be useful for making users aware of mistakes that they have made, in their usage of the application.</text:p>
      <text:p text:style-name="P5"/>
      <text:p text:style-name="P6">In the Promineo course, we are using SLF4J, the Simple Logging Facade for Java, as that encompasses several other frameworks, such as standard java.util.logging, Log4j, and Logbac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4311in" fo:margin-right="0.58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27T23:32:43.746000000</meta:creation-date>
    <meta:generator>LibreOffice/7.1.1.2$Windows_X86_64 LibreOffice_project/fe0b08f4af1bacafe4c7ecc87ce55bb426164676</meta:generator>
    <dc:date>2025-04-12T16:56:17.776000000</dc:date>
    <meta:editing-duration>PT30M51S</meta:editing-duration>
    <meta:editing-cycles>4</meta:editing-cycles>
    <meta:document-statistic meta:table-count="0" meta:image-count="0" meta:object-count="0" meta:page-count="1" meta:paragraph-count="8" meta:word-count="222" meta:character-count="1722" meta:non-whitespace-character-count="1500"/>
  </office:meta>
</office:document-meta>
</file>